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000" officeooo:paragraph-rsid="000ae000"/>
    </style:style>
    <style:style style:name="P2" style:family="paragraph" style:parent-style-name="Standard">
      <style:paragraph-properties fo:text-align="start" style:justify-single-word="false"/>
      <style:text-properties officeooo:rsid="000c3a9e" officeooo:paragraph-rsid="000c3a9e"/>
    </style:style>
    <style:style style:name="P3" style:family="paragraph" style:parent-style-name="Standard">
      <style:paragraph-properties fo:text-align="start" style:justify-single-word="false"/>
      <style:text-properties officeooo:rsid="00116383" officeooo:paragraph-rsid="00116383"/>
    </style:style>
    <style:style style:name="P4" style:family="paragraph" style:parent-style-name="Standard">
      <style:paragraph-properties fo:text-align="start" style:justify-single-word="false"/>
      <style:text-properties officeooo:rsid="0014bb9a" officeooo:paragraph-rsid="0014bb9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bb9a" officeooo:paragraph-rsid="0014bb9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3a9e" officeooo:paragraph-rsid="000c3a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df84" officeooo:paragraph-rsid="0012df8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ae000" officeooo:paragraph-rsid="000ae000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c3a9e" officeooo:paragraph-rsid="000c3a9e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0c3a9e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2df84" officeooo:paragraph-rsid="0012df84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4286" officeooo:paragraph-rsid="00184286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0b58" officeooo:paragraph-rsid="001e0b58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a7abc" officeooo:paragraph-rsid="001a7abc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1c17d" officeooo:paragraph-rsid="0021c17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48dfb" officeooo:paragraph-rsid="00248dfb"/>
    </style:style>
    <style:style style:name="P1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16383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0c3a9e"/>
    </style:style>
    <style:style style:name="P2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90bbb"/>
    </style:style>
    <style:style style:name="P2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84286" officeooo:paragraph-rsid="00184286"/>
    </style:style>
    <style:style style:name="P2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21c17d" officeooo:paragraph-rsid="0021c17d"/>
    </style:style>
    <style:style style:name="P24" style:family="paragraph" style:parent-style-name="Standard">
      <style:paragraph-properties fo:margin-left="2.501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2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248dfb" officeooo:paragraph-rsid="00248dfb"/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90bbb" officeooo:paragraph-rsid="00190bbb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84286" officeooo:paragraph-rsid="00184286"/>
    </style:style>
    <style:style style:name="P28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3b0a2"/>
    </style:style>
    <style:style style:name="P2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e0b58"/>
    </style:style>
    <style:style style:name="P3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c5cf6" officeooo:paragraph-rsid="001c5cf6"/>
    </style:style>
    <style:style style:name="P3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e0b58" officeooo:paragraph-rsid="001e0b58"/>
    </style:style>
    <style:style style:name="P3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f9832" officeooo:paragraph-rsid="001f9832"/>
    </style:style>
    <style:style style:name="P33" style:family="paragraph" style:parent-style-name="Standard">
      <style:paragraph-properties fo:margin-left="3.75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34" style:family="paragraph" style:parent-style-name="Standard">
      <style:paragraph-properties fo:margin-left="3.75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rsid="0021c17d" officeooo:paragraph-rsid="0021c17d" fo:background-color="transparent" style:font-name-asian="Calibri" style:font-name-complex="Calibri"/>
    </style:style>
    <style:style style:name="P35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4bb9a" officeooo:paragraph-rsid="000c3a9e"/>
    </style:style>
    <style:style style:name="P3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248dfb" officeooo:paragraph-rsid="00248dfb"/>
    </style:style>
    <style:style style:name="P37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90bbb" officeooo:paragraph-rsid="00190bbb"/>
    </style:style>
    <style:style style:name="P38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e0b58" officeooo:paragraph-rsid="001e0b58"/>
    </style:style>
    <style:style style:name="P39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f9832" officeooo:paragraph-rsid="001f9832"/>
    </style:style>
    <style:style style:name="P40" style:family="paragraph" style:parent-style-name="Standard">
      <style:paragraph-properties fo:margin-left="5.00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2df84" officeooo:paragraph-rsid="0012df84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767e0" officeooo:paragraph-rsid="001767e0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7abc" officeooo:paragraph-rsid="001a7abc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c17d" officeooo:paragraph-rsid="0021c17d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6" style:family="paragraph" style:parent-style-name="Standard">
      <style:paragraph-properties fo:margin-left="6.253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7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2df84" officeooo:paragraph-rsid="00190bbb"/>
    </style:style>
    <style:style style:name="P48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style:use-window-font-color="true" style:font-name="Calibri" fo:font-size="11pt" fo:font-weight="normal" officeooo:rsid="0021c17d" officeooo:paragraph-rsid="0021c17d" fo:background-color="transparent" style:font-name-asian="Calibri" style:font-name-complex="Calibri"/>
    </style:style>
    <style:style style:name="P49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e0b58" officeooo:paragraph-rsid="001e0b58"/>
    </style:style>
    <style:style style:name="P50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e0b58" officeooo:paragraph-rsid="0026e22a"/>
    </style:style>
    <style:style style:name="P51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e0b58"/>
    </style:style>
    <style:style style:name="P52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16383"/>
    </style:style>
    <style:style style:name="P53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26e22a"/>
    </style:style>
    <style:style style:name="P54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e0b58" officeooo:paragraph-rsid="001e0b58"/>
    </style:style>
    <style:style style:name="P55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e0b58" officeooo:paragraph-rsid="0026e22a"/>
    </style:style>
    <style:style style:name="T1" style:family="text">
      <style:text-properties officeooo:rsid="001737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5cf6"/>
    </style:style>
    <style:style style:name="T4" style:family="text">
      <style:text-properties officeooo:rsid="001e0b58"/>
    </style:style>
    <style:style style:name="T5" style:family="text">
      <style:text-properties officeooo:rsid="001f9832"/>
    </style:style>
    <style:style style:name="T6" style:family="text">
      <style:text-properties officeooo:rsid="00218609"/>
    </style:style>
    <style:style style:name="T7" style:family="text">
      <style:text-properties style:use-window-font-color="true" style:font-name="Calibri" fo:font-size="11pt" fo:font-weight="normal" fo:background-color="transparent" loext:char-shading-value="0" style:font-name-asian="Calibri" style:font-name-complex="Calibri"/>
    </style:style>
    <style:style style:name="T8" style:family="text">
      <style:text-properties style:use-window-font-color="true" style:font-name="Calibri" fo:font-size="11pt" fo:font-weight="bold" fo:background-color="transparent" loext:char-shading-value="0" style:font-name-asian="Calibri" style:font-weight-asian="bold" style:font-name-complex="Calibri" style:font-weight-complex="bold"/>
    </style:style>
    <style:style style:name="T9" style:family="text">
      <style:text-properties officeooo:rsid="0022e46b"/>
    </style:style>
    <style:style style:name="T10" style:family="text">
      <style:text-properties officeooo:rsid="0025aa4f"/>
    </style:style>
    <style:style style:name="T11" style:family="text">
      <style:text-properties officeooo:rsid="0026e22a"/>
    </style:style>
    <style:style style:name="T12" style:family="text">
      <style:text-properties officeooo:rsid="002718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DD </text:p>
      <text:p text:style-name="P8">Global Game Jam 2019</text:p>
      <text:p text:style-name="P1"/>
      <text:p text:style-name="P5">obiettivo</text:p>
      <text:p text:style-name="P4"/>
      <text:p text:style-name="P10">jhonny</text:p>
      <text:p text:style-name="P18">vuole rimanere dentro casa</text:p>
      <text:p text:style-name="P10">kenny</text:p>
      <text:p text:style-name="P18">vuole uscire di casa</text:p>
      <text:p text:style-name="P11">oggetti</text:p>
      <text:p text:style-name="P18">powerup (da definire: pagine o oggetti) </text:p>
      <text:p text:style-name="P35">avvantaggiano la personalità raccoglie tale oggetto. Es: tempo turno maggiore, velocità movimento ecc..)</text:p>
      <text:p text:style-name="P17">finali/condizioni di vittoria</text:p>
      <text:p text:style-name="P25">jonny</text:p>
      <text:p text:style-name="P36">se raggiunge il suo letto e interagisce con CONFERMA</text:p>
      <text:p text:style-name="P36"/>
      <text:p text:style-name="P36">se allo scadere del tempo il bambino si trova nel primo piano</text:p>
      <text:p text:style-name="P36"/>
      <text:p text:style-name="P36">se si trova a piano terra e ha più powerup di kenny</text:p>
      <text:p text:style-name="P36"/>
      <text:p text:style-name="P25">kenny</text:p>
      <text:p text:style-name="P36">se raggiunge l’uscita e <text:span text:style-name="T12">dopo aver </text:span>interagi<text:span text:style-name="T12">to col cancello</text:span> con CONFERMA</text:p>
      <text:p text:style-name="P36"/>
      <text:p text:style-name="P36">se allo scadere del tempo il bambino si trova nel <text:span text:style-name="T12">giardino</text:span></text:p>
      <text:p text:style-name="P36"/>
      <text:p text:style-name="P36">se si trova a piano terra e ha più powerup di <text:span text:style-name="T12">Jonny</text:span></text:p>
      <text:p text:style-name="P2"/>
      <text:p text:style-name="P6">meccaniche</text:p>
      <text:p text:style-name="P2"/>
      <text:p text:style-name="P14"/>
      <text:p text:style-name="P9">personaggi</text:p>
      <text:p text:style-name="P21">bambino</text:p>
      <text:p text:style-name="P29">jhonny (stare)</text:p>
      <text:p text:style-name="P38">controlli</text:p>
      <text:p text:style-name="P51">gamepad (XBOX)</text:p>
      <text:p text:style-name="P54">MOVIMENTO stick S<text:span text:style-name="T11">x</text:span></text:p>
      <text:p text:style-name="P54">CONFERMA <text:span text:style-name="T10">Shoulder Sx</text:span></text:p>
      <text:p text:style-name="P52">tastiera</text:p>
      <text:p text:style-name="P54">MOVIMENTO WASD</text:p>
      <text:p text:style-name="P54">CONFERMA <text:span text:style-name="T11">E</text:span></text:p>
      <text:p text:style-name="P47"/>
      <text:p text:style-name="P28">kenny (uscire)</text:p>
      <text:p text:style-name="P50">controlli</text:p>
      <text:p text:style-name="P53">gamepad (XBOX)</text:p>
      <text:p text:style-name="P55">MOVIMENTO stick <text:span text:style-name="T11">Dx</text:span></text:p>
      <text:p text:style-name="P55">CONFERMA <text:span text:style-name="T10">Shoulder Dx</text:span></text:p>
      <text:p text:style-name="P53">tastiera</text:p>
      <text:p text:style-name="P55">MOVIMENTO <text:span text:style-name="T11">FRECCE</text:span></text:p>
      <text:p text:style-name="P55">CONFERMA - //<text:span text:style-name="T12">sostituire con CTRLdx?</text:span></text:p>
      <text:p text:style-name="P3"/>
      <text:p text:style-name="P19">mamma</text:p>
      <text:p text:style-name="P30"><text:soft-page-break/>non implementata</text:p>
      <text:p text:style-name="P19">papà</text:p>
      <text:p text:style-name="P30">non implementato</text:p>
      <text:p text:style-name="P3"/>
      <text:p text:style-name="P9">luoghi</text:p>
      <text:p text:style-name="P19">casa</text:p>
      <text:p text:style-name="P32">pavimento</text:p>
      <text:p text:style-name="P39">il bambino ci può camminare (layer Pavimento e Walkable)</text:p>
      <text:p text:style-name="P30">scale</text:p>
      <text:p text:style-name="P39">arrivato all’ultimo scalino cambia piano (layer Walkable Scala e FineScala)</text:p>
      <text:p text:style-name="P30">port<text:span text:style-name="T4">e</text:span></text:p>
      <text:p text:style-name="P38">si aprono e si chiudono con il pulsante CONFERMA <text:span text:style-name="T5">(layer Porte)</text:span></text:p>
      <text:p text:style-name="P31">//<text:span text:style-name="T5">finestre</text:span></text:p>
      <text:p text:style-name="P38">//<text:span text:style-name="T6">si aprono, si chiudono e possono essere s/bloccate con CONFERMA</text:span></text:p>
      <text:p text:style-name="P30"/>
      <text:p text:style-name="P37"/>
      <text:p text:style-name="P2"/>
      <text:p text:style-name="P9">oggetti</text:p>
      <text:p text:style-name="P20">pagine o oggetti = powerup</text:p>
      <text:p text:style-name="P2"/>
      <text:p text:style-name="P7">gameplay</text:p>
      <text:p text:style-name="P12">visuale dall’alto, <text:span text:style-name="T1">2 piani, giardino</text:span></text:p>
      <text:p text:style-name="P41"/>
      <text:p text:style-name="P42">audio</text:p>
      <text:p text:style-name="P13">usiamo diversifier <text:span text:style-name="T2">4’33”</text:span></text:p>
      <text:p text:style-name="P13"/>
      <text:p text:style-name="P13">gli effetti audio avranno due versioni e riprodotti in base alla personalità interpretata in quel momento (jhonny o kenny): all’interno jhonny avrà audio normale mentre kenny avrà un effetto “ovattato” o cmq che da sensazione di “imprigionato”, all’esternokenny avrà un audio normale mentre jhonny avrà un effetto “stridulo” o comunque che da una sensazione di “troppo”</text:p>
      <text:p text:style-name="P13"/>
      <text:p text:style-name="P13"/>
      <text:p text:style-name="P13">lista della spesa:</text:p>
      <text:p text:style-name="P22">sfx:</text:p>
      <text:p text:style-name="P27">passi bambino (8 anni) parquet</text:p>
      <text:p text:style-name="P27">passi bambino (8 anni) erba</text:p>
      <text:p text:style-name="P27">orologgio</text:p>
      <text:p text:style-name="P27">russare dei genitori</text:p>
      <text:p text:style-name="P27">acqua che gocciola</text:p>
      <text:p text:style-name="P27">fauna varia</text:p>
      <text:p text:style-name="P27">piante e vento</text:p>
      <text:p text:style-name="P27">lampadina</text:p>
      <text:p text:style-name="P27">parquet</text:p>
      <text:p text:style-name="P26">rumore bianco di una casa di notte</text:p>
      <text:p text:style-name="P27"/>
      <text:p text:style-name="P43">grafica</text:p>
      <text:p text:style-name="P15">2d, usiamo “Tiled” come Level editor, le mappe sono di <text:span text:style-name="T9">25</text:span>x<text:span text:style-name="T9">25</text:span> tiles con risoluzione tiles di <text:span text:style-name="T9">192</text:span>*<text:span text:style-name="T9">192</text:span></text:p>
      <text:p text:style-name="P15"/>
      <text:p text:style-name="P44">storia</text:p>
      <text:p text:style-name="P16"><text:soft-page-break/>vedi file “La Storia”</text:p>
      <text:p text:style-name="P16">TL DR: </text:p>
      <text:p text:style-name="P23"><text:span text:style-name="T8">Jhonny:</text:span><text:span text:style-name="T7"> Agorafobico</text:span></text:p>
      <text:p text:style-name="P33">Jhonny è un bambino tranquillo, calmo, a cui piace restare in casa, al sicuro della sua cameretta, con i suoi giochi, i suoi genitori, in un ambiente sicuro.<text:line-break/>Fuori è troppo ampio, troppo grande, troppo tutto…si sente perso.</text:p>
      <text:p text:style-name="P33">Ha paura.</text:p>
      <text:p text:style-name="P34"/>
      <text:p text:style-name="P34">stanze/oggetti</text:p>
      <text:p text:style-name="P40">Cucina</text:p>
      <text:p text:style-name="P46">La cucina è dove mamma e papà cucinano e mangiano con me.</text:p>
      <text:p text:style-name="P46">Dal forno escono biscotti caldi, la mamma mi stringe e mi dà tante coccole mentre siamo seduti a tavola.<text:line-break/>Mi fa sentire amato.</text:p>
      <text:p text:style-name="P46"/>
      <text:p text:style-name="P40">Cameretta</text:p>
      <text:p text:style-name="P46">La mia camera è il mio posto preferito della casa!</text:p>
      <text:p text:style-name="P46">Ci sono i miei giocattoli e le mie coperte calde, che mi avvolgono stretto.<text:line-break/>Una volta chiusa la porta, mi sento al sicuro.</text:p>
      <text:p text:style-name="P40"/>
      <text:p text:style-name="P40">Sala</text:p>
      <text:p text:style-name="P46">Questo posto è…ok.<text:line-break/>Guardo la Tv con papà, seduto stretto a lui sul divano ogni domenica, ci divertiamo tantissimo parlare con lui, solo le grandi vetrate non mi piacciono…mi possono guardare da fuori.</text:p>
      <text:p text:style-name="P46">Mi fa sentire esposto….ma c’è papà. </text:p>
      <text:p text:style-name="P40">Bagno </text:p>
      <text:p text:style-name="P46">Le bolle, l’acqua calda, il profumo del sapone, i bagni con mamma o papà!<text:line-break/>Cosa non si può amare di questa stanza, così stretta e intima…la adoro.</text:p>
      <text:p text:style-name="P24"/>
      <text:p text:style-name="P45"/>
      <text:p text:style-name="P24">Kenny: Claustrofobico</text:p>
      <text:p text:style-name="P33">Kenny è vivace, estremamente espressivo ed estroverso, a cui piace correre libero, il cielo, il vento, il sole e gli insetti, senza limiti.<text:line-break/>Dentro si sente soffocare, stretto, imprigionato e senza via d’uscita.<text:line-break/>Ha paura.</text:p>
      <text:p text:style-name="P24"/>
      <text:p text:style-name="P34">stanze/oggetti</text:p>
      <text:p text:style-name="P40">Cucina: </text:p>
      <text:p text:style-name="P46">Questo posto è brutto…il forno brucia, il frigo è freddo, mamma mi tiene fermo tra le braccia, la sedia è scomoda…l’unica cosa bella è la finestra da cui posso vedere il cielo.<text:line-break/>Mi fa sentire in pericolo.</text:p>
      <text:p text:style-name="P40"/>
      <text:p text:style-name="P40">Cameretta Kenny: </text:p>
      <text:p text:style-name="P46">Io odio questo posto! I giocattoli mi fissano, le coperte mi soffocano e la porta chiusa è la peggiore delle prigioni…mi sento morire.</text:p>
      <text:p text:style-name="P40"/>
      <text:p text:style-name="P40">Sala Kenny: </text:p>
      <text:p text:style-name="P46">Questo posto è…una tortura.<text:line-break/>La Tv mi annoia, papà è sudato e il divano è stretto, non mi fa <text:soft-page-break/>respirare…è sempre così appiccicoso.<text:line-break/>E poi ci sono le vetrate…una finestra sul mondo dove desidero stare…dove riesco a respirare. </text:p>
      <text:p text:style-name="P40"/>
      <text:p text:style-name="P40">Bagno Kenny: </text:p>
      <text:p text:style-name="P46">Io odio il bagno! La vasca è piccola, la stanza è piccola, l’acqua troppo calda, il vapore non mi fa respirare e c’è una finestra piccolissima…non mi piace stare qui.</text:p>
      <text:p text:style-name="P40"/>
      <text:p text:style-name="P46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25:43.108000000</meta:creation-date>
    <dc:date>2019-01-27T02:52:31.127000000</dc:date>
    <meta:editing-duration>PT1H10M40S</meta:editing-duration>
    <meta:editing-cycles>9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102" meta:word-count="684" meta:character-count="4100" meta:non-whitespace-character-count="3508"/>
  </office:meta>
</office:document-meta>
</file>